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Bold" svg:font-family="'Arial,Bold'"/>
    <style:font-face style:name="Calibri" svg:font-family="Calibri" style:font-family-generic="swiss"/>
    <style:font-face style:name="Calibri1" svg:font-family="Calibri" style:font-family-generic="swiss" style:font-pitch="variable"/>
    <style:font-face style:name="Cambria" svg:font-family="Cambria"/>
    <style:font-face style:name="Carlito" svg:font-family="Carlito"/>
    <style:font-face style:name="Carlito1" svg:font-family="Carlito"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Serif" svg:font-family="LiberationSerif"/>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RalewayMedium" svg:font-family="RalewayMedium, Helvetica, sans-serif"/>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Arial, sans-serif"/>
    <style:font-face style:name="Wingdings" svg:font-family="Wingdings" style:font-pitch="variable" style:font-charset="x-symbol"/>
  </office:font-face-decls>
  <office:automatic-styles>
    <style:style style:name="Table1" style:family="table">
      <style:table-properties style:width="6.4375in" table:align="right" style:shadow="none" style:may-break-between-rows="true" style:writing-mode="lr-tb" table:border-model="collapsing"/>
    </style:style>
    <style:style style:name="Table1.A" style:family="table-column">
      <style:table-column-properties style:column-width="3.1875in"/>
    </style:style>
    <style:style style:name="Table1.B" style:family="table-column">
      <style:table-column-properties style:column-width="3.2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334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row">
      <style:table-row-properties style:min-row-height="0.45in" fo:keep-together="auto"/>
    </style:style>
    <style:style style:name="Table1.8" style:family="table-row">
      <style:table-row-properties style:min-row-height="0.45in"/>
    </style:style>
    <style:style style:name="P1" style:family="paragraph" style:parent-style-name="Text_20_body">
      <style:text-properties fo:color="#000000" loext:opacity="100%"/>
    </style:style>
    <style:style style:name="P2"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64a85c" officeooo:paragraph-rsid="0064a85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P5"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4a85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8626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97d4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98ac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64a85c" officeooo:paragraph-rsid="0064a85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1">
      <style:text-properties style:font-name="Calibri" fo:font-size="12pt" fo:font-weight="normal" officeooo:rsid="0064a85c" officeooo:paragraph-rsid="0064a85c" style:font-size-asian="12pt" style:font-weight-asian="normal" style:font-size-complex="12pt" style:font-weight-complex="normal"/>
    </style:style>
    <style:style style:name="P13" style:family="paragraph" style:parent-style-name="Text_20_body" style:list-style-name="L1">
      <style:text-properties style:font-name="Calibri" fo:font-size="12pt" fo:font-weight="normal" officeooo:paragraph-rsid="0062cf04" style:font-size-asian="12pt" style:font-weight-asian="normal" style:font-size-complex="12pt" style:font-weight-complex="normal"/>
    </style:style>
    <style:style style:name="P14" style:family="paragraph" style:parent-style-name="Text_20_body" style:list-style-name="L1">
      <style:text-properties style:font-name="Calibri" fo:font-size="12pt" fo:font-weight="normal" officeooo:rsid="00662042" officeooo:paragraph-rsid="00662042" style:font-size-asian="12pt" style:font-weight-asian="normal" style:font-size-complex="12pt" style:font-weight-complex="normal"/>
    </style:style>
    <style:style style:name="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2" style:family="text">
      <style:text-properties style:font-name="Carlito" fo:font-size="11pt" fo:language="en" fo:country="US" fo:font-weight="normal" officeooo:rsid="0062cf04"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3"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style style:name="T4" style:family="text">
      <style:text-properties style:font-name-asian="Calibri1" style:font-name-complex="Calibri1"/>
    </style:style>
    <style:style style:name="T5" style:family="text">
      <style:text-properties fo:color="#000000" loext:opacity="100%" style:text-outline="false" style:text-line-through-style="none" style:text-line-through-type="none" fo:font-style="normal" fo:text-shadow="none" style:text-underline-style="none" fo:font-weight="normal" fo:background-color="#ffffff" loext:char-shading-value="0"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fo:font-style="normal" fo:text-shadow="none" style:text-underline-style="none" fo:font-weight="normal" fo:background-color="#ffffff" loext:char-shading-value="0" style:font-style-asian="normal" style:font-weight-asian="normal"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fo:font-style="normal" fo:text-shadow="none" style:text-underline-style="none" fo:background-color="#ffffff" loext:char-shading-value="0" style:font-style-asian="normal" style:font-style-complex="normal" style:text-overline-style="none" style:text-overline-color="font-color"/>
    </style:style>
    <style:style style:name="T8" style:family="text">
      <style:text-properties officeooo:rsid="000b1b2b"/>
    </style:style>
    <style:style style:name="T9" style:family="text">
      <style:text-properties officeooo:rsid="0062cf04"/>
    </style:style>
    <style:style style:name="T10" style:family="text">
      <style:text-properties fo:background-color="#ffffff" loext:char-shading-value="0"/>
    </style:style>
    <style:style style:name="T11" style:family="text">
      <style:text-properties officeooo:rsid="00662042" fo:background-color="#ffffff" loext:char-shading-value="0"/>
    </style:style>
    <style:style style:name="T12" style:family="text">
      <style:text-properties officeooo:rsid="00686267" fo:background-color="#ffffff" loext:char-shading-value="0"/>
    </style:style>
    <style:style style:name="T13" style:family="text">
      <style:text-properties officeooo:rsid="00697d48" fo:background-color="#ffffff" loext:char-shading-value="0"/>
    </style:style>
    <style:style style:name="T14" style:family="text">
      <style:text-properties officeooo:rsid="00698ac2" fo:background-color="#ffffff" loext:char-shading-value="0"/>
    </style:style>
    <style:style style:name="T15" style:family="text">
      <style:text-properties style:font-name="Arial" fo:font-size="9pt" fo:background-color="#ffffff" loext:char-shading-value="0"/>
    </style:style>
    <style:style style:name="T16" style:family="text">
      <style:text-properties officeooo:rsid="00662042"/>
    </style:style>
    <style:style style:name="T17" style:family="text">
      <style:text-properties fo:font-size="9pt" fo:background-color="#ffffff" loext:char-shading-value="0"/>
    </style:style>
    <style:style style:name="T18" style:family="text">
      <style:text-properties officeooo:rsid="00698ac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Assignment4</text:span> <text:span text:style-name="T8">(Week </text:span><text:span text:style-name="T9">4</text:span>)<text:span text:style-name="T4"> <text:s text:c="177"/></text:span></text:p>
      <text:list xml:id="list1489523722" text:style-name="L1">
        <text:list-item>
          <text:p text:style-name="P13">Use LibreOffice’s Writer for your report. Select a dedicated SPI interface from IoT board to the external FRAM Module MB85RS64V, 8kB, Serial SPI, from Adafruit. Justify your selection. </text:p>
        </text:list-item>
        <text:list-item>
          <text:p text:style-name="P13">Design and describe in a table all connections between the STM IoT Board (connector #, pin #) and FRAM Module (pin names of the connector). It can be done in a form of a table in LibreOffice’s Writer and converting the report (File -&gt; Export AS→ PDF). FRAM Module (not the chip) must be connected by jumper wires to a connector of IoT board going to the uC. Disable /WP by connecting that pin to 3.3V; do not connect pin HOLD – it has its pull-up resistor to 3.3V. </text:p>
          <text:p text:style-name="P14">In order to enable the SPI communication between the IoT board and the FRAM module, we need to have SPI clock, MOSI, MISO and chip select pins, as well as 5v, GND and 3.3v for WP pin on FRAM. After looking into the UM1253 and STM32L475xx data sheet, I find out the pin muxing and also the available <text:s/>external pin connection on the board, which I choose to use Arduino’s connector CN1, CN2 and CN3 as described in the below table.</text:p>
        </text:list-item>
      </text:list>
      <table:table table:name="Table1" table:style-name="Table1" table:template-name="Default Style">
        <table:table-column table:style-name="Table1.A"/>
        <table:table-column table:style-name="Table1.B"/>
        <table:table-row>
          <table:table-cell table:style-name="Table1.A1" office:value-type="string">
            <text:p text:style-name="P3">IoT board</text:p>
          </table:table-cell>
          <table:table-cell table:style-name="Table1.B1" office:value-type="string">
            <text:p text:style-name="P7">FRAM Module MB85RS64V</text:p>
          </table:table-cell>
        </table:table-row>
        <table:table-row table:style-name="Table1.2">
          <table:table-cell table:style-name="Table1.A2" office:value-type="string">
            <text:p text:style-name="P6"><text:span text:style-name="T11">CN1 - </text:span><text:span text:style-name="T7">PA5 - </text:span><text:span text:style-name="T10">SPI1_SCK </text:span><text:span text:style-name="T12">(D13 on the board)</text:span></text:p>
          </table:table-cell>
          <table:table-cell table:style-name="Table1.B2" office:value-type="string">
            <text:p text:style-name="P3">SCK</text:p>
          </table:table-cell>
        </table:table-row>
        <table:table-row table:style-name="Table1.2">
          <table:table-cell table:style-name="Table1.A2" office:value-type="string">
            <text:p text:style-name="P8"><text:span text:style-name="T11">CN1-</text:span><text:span text:style-name="T7">PA6 - </text:span><text:span text:style-name="T10">SPI1_MISO </text:span><text:span text:style-name="T12">(D12 on the board)</text:span></text:p>
          </table:table-cell>
          <table:table-cell table:style-name="Table1.B2" office:value-type="string">
            <text:p text:style-name="P3">MISO</text:p>
          </table:table-cell>
        </table:table-row>
        <table:table-row table:style-name="Table1.2">
          <table:table-cell table:style-name="Table1.A2" office:value-type="string">
            <text:p text:style-name="P9"><text:span text:style-name="T11">CN1 - </text:span><text:span text:style-name="T7">PA7 - </text:span><text:span text:style-name="T10">SPI1_MOSI </text:span><text:span text:style-name="T12">(D1</text:span><text:span text:style-name="T13">1 </text:span><text:span text:style-name="T12">on the board)</text:span></text:p>
          </table:table-cell>
          <table:table-cell table:style-name="Table1.B2" office:value-type="string">
            <text:p text:style-name="P3">MOSI</text:p>
          </table:table-cell>
        </table:table-row>
        <table:table-row table:style-name="Table1.2">
          <table:table-cell table:style-name="Table1.A2" office:value-type="string">
            <text:p text:style-name="P10"><text:span text:style-name="T11">CN3 - </text:span><text:span text:style-name="T7">PA4 - </text:span><text:span text:style-name="T10">SPI1_NSS </text:span><text:span text:style-name="T12">(D</text:span><text:span text:style-name="T14">7</text:span><text:span text:style-name="T12"> on the board)</text:span></text:p>
          </table:table-cell>
          <table:table-cell table:style-name="Table1.B2" office:value-type="string">
            <text:p text:style-name="P3">CS</text:p>
          </table:table-cell>
        </table:table-row>
        <table:table-row table:style-name="Table1.2">
          <table:table-cell table:style-name="Table1.A2" office:value-type="string">
            <text:p text:style-name="P11"><text:span text:style-name="T16">CN2 – </text:span>5V</text:p>
          </table:table-cell>
          <table:table-cell table:style-name="Table1.B2" office:value-type="string">
            <text:p text:style-name="P3">VCC</text:p>
          </table:table-cell>
        </table:table-row>
        <table:table-row table:style-name="Table1.7">
          <table:table-cell table:style-name="Table1.A2" office:value-type="string">
            <text:p text:style-name="P11"><text:span text:style-name="T16">CN2 - </text:span>GND</text:p>
          </table:table-cell>
          <table:table-cell table:style-name="Table1.B2" office:value-type="string">
            <text:p text:style-name="P3">GND</text:p>
          </table:table-cell>
        </table:table-row>
        <table:table-row table:style-name="Table1.8">
          <table:table-cell table:style-name="Table1.A2" office:value-type="string">
            <text:p text:style-name="P11"><text:span text:style-name="T16">CN2 - </text:span>3.3V</text:p>
          </table:table-cell>
          <table:table-cell table:style-name="Table1.B2" office:value-type="string">
            <text:p text:style-name="P3">WP</text:p>
          </table:table-cell>
        </table:table-row>
      </table:table>
      <text:list xml:id="list105348615013775" text:continue-numbering="true" text:style-name="L1">
        <text:list-header>
          <text:p text:style-name="P12"/>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Bold" svg:font-family="'Arial,Bold'"/>
    <style:font-face style:name="Calibri" svg:font-family="Calibri" style:font-family-generic="swiss"/>
    <style:font-face style:name="Calibri1" svg:font-family="Calibri" style:font-family-generic="swiss" style:font-pitch="variable"/>
    <style:font-face style:name="Cambria" svg:font-family="Cambria"/>
    <style:font-face style:name="Carlito" svg:font-family="Carlito"/>
    <style:font-face style:name="Carlito1" svg:font-family="Carlito"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Serif" svg:font-family="LiberationSerif"/>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RalewayMedium" svg:font-family="RalewayMedium, Helvetica, sans-serif"/>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Arial, sans-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Calibri1" style:font-family-asian="Calibri" style:font-family-generic-asian="swiss"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8pt" fo:font-weight="bold" style:font-size-asian="18pt" style:font-weight-asian="bold" style:font-size-complex="18pt"/>
    </style:style>
    <style:style style:name="WW8Num3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8pt" fo:font-weight="bold" style:font-size-asian="18pt" style:font-weight-asian="bold" style:font-size-complex="1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text:start-value="5">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MP2"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MP3" style:family="paragraph" style:parent-style-name="Text_20_body">
      <style:text-properties fo:color="#000000" loext:opacity="100%"/>
    </style:style>
    <style:style style:name="M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2" style:family="text">
      <style:text-properties style:font-name="Carlito" fo:font-size="11pt" fo:language="en" fo:country="US" fo:font-weight="normal" officeooo:rsid="0062cf04"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3"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h text:style-name="MP1" text:outline-level="3">Kai(Hsuankai) Chang </text:h>
        <text:h text:style-name="MP1" text:outline-level="3">Name of the Course: 168584 Embedded Systems Hardware Design </text:h>
        <text:h text:style-name="MP1" text:outline-level="3">Course Number: ECE-40292 </text:h>
        <text:h text:style-name="MP1" text:outline-level="3">Student ID: U09475562 </text:h>
        <text:h text:style-name="MP2" text:outline-level="3"/>
        <text:p text:style-name="MP3"><text:span text:style-name="MT1">Date: 0</text:span><text:span text:style-name="MT2">2</text:span><text:span text:style-name="MT1">/</text:span><text:span text:style-name="MT2">05</text:span><text:span text:style-name="MT1">/2023</text:span><text:span text:style-name="MT3">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5:  Switch Debouncing</dc:title>
    <meta:initial-creator>Lincoln, Jason</meta:initial-creator>
    <meta:creation-date>2017-01-14T20:40:00</meta:creation-date>
    <dc:date>2023-02-03T10:53:18.184031728</dc:date>
    <meta:editing-cycles>92</meta:editing-cycles>
    <meta:editing-duration>PT11H49M42S</meta:editing-duration>
    <meta:generator>LibreOffice/7.4.3.2$MacOSX_X86_64 LibreOffice_project/1048a8393ae2eeec98dff31b5c133c5f1d08b890</meta:generator>
    <meta:document-statistic meta:table-count="1" meta:image-count="0" meta:object-count="0" meta:page-count="1" meta:paragraph-count="25" meta:word-count="275" meta:character-count="1658" meta:non-whitespace-character-count="1222"/>
  </office:meta>
</office:document-meta>
</file>